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VALIADOR_ENTIDADE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egistro alterado para o Avaliador ELE Pablo, User 79 no dia 09/05/2022, produziu os seguintes impactos na tabela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tes</text:p>
          </table:table-cell>
          <table:table-cell office:value-type="string" table:style-name="ce1">
            <text:p>ID_USUARIO</text:p>
          </table:table-cell>
          <table:table-cell office:value-type="string" table:style-name="ce1">
            <text:p>ID_ENTIDADE</text:p>
          </table:table-cell>
          <table:table-cell office:value-type="string" table:style-name="ce1">
            <text:p>ID_AVALIADOR_ENTIDADE</text:p>
          </table:table-cell>
          <table:table-cell office:value-type="string" table:style-name="ce1">
            <text:p>DT_ADMISSAO_AVALIADOR_ENTIDADE</text:p>
          </table:table-cell>
          <table:table-cell office:value-type="string" table:style-name="ce1">
            <text:p>DT_ENCERRAMENTO_AVALIADOR_ENTIDADE</text:p>
          </table:table-cell>
          <table:table-cell office:value-type="string" table:style-name="ce1">
            <text:p>SN_VALIDO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pois</text:p>
          </table:table-cell>
          <table:table-cell office:value-type="string" table:style-name="ce1">
            <text:p>ID_USUARIO</text:p>
          </table:table-cell>
          <table:table-cell office:value-type="string" table:style-name="ce1">
            <text:p>ID_ENTIDADE</text:p>
          </table:table-cell>
          <table:table-cell office:value-type="string" table:style-name="ce1">
            <text:p>ID_AVALIADOR_ENTIDADE</text:p>
          </table:table-cell>
          <table:table-cell office:value-type="string" table:style-name="ce1">
            <text:p>DT_ADMISSAO_AVALIADOR_ENTIDADE</text:p>
          </table:table-cell>
          <table:table-cell office:value-type="string" table:style-name="ce1">
            <text:p>DT_ENCERRAMENTO_AVALIADOR_ENTIDADE</text:p>
          </table:table-cell>
          <table:table-cell office:value-type="string" table:style-name="ce1">
            <text:p>SN_VALIDO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2013-11-01 00:00:00.000</text:p>
          </table:table-cell>
          <table:table-cell office:value-type="string" table:style-name="ce1">
            <text:p>2020-05-01 00:00:00.00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marcuspercinoto</dc:creator>
    <meta:creation-date>2021-03-05T11:17:17Z</meta:creation-date>
    <dc:date>2022-05-09T17:40:36Z</dc:date>
  </office:meta>
</office:document-meta>
</file>